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 hne" fo:font-size="12pt" fo:letter-spacing="normal" fo:font-style="normal" fo:font-weight="normal"/>
    </style:style>
    <style:style style:name="T1" style:family="text">
      <style:text-properties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m, existem bibliotecas em Java que permitem a leitura de arquivos de texto em voz. Duas das bibliotecas mais populares são a FreeTTS e a MaryTTS.</text:p>
      <text:p text:style-name="P2">A FreeTTS é uma biblioteca de síntese de fala de código aberto que permite converter texto em voz em tempo real. Ela suporta vários idiomas, incluindo inglês, francês, espanhol, alemão, italiano, português e outros. A biblioteca também fornece suporte para controle de entonação, velocidade e volume da voz.</text:p>
      <text:p text:style-name="P2">A MaryTTS também é uma biblioteca de síntese de fala de código aberto que permite converter texto em voz. Ela é mais flexível do que a FreeTTS e fornece suporte para uma ampla variedade de idiomas, vozes e estilos de fala. A MaryTTS também oferece recursos avançados, como suporte para marcação de texto em XML, modelagem de emoções e personalização de voz.</text:p>
      <text:p text:style-name="P2">Ambas as bibliotecas podem ser usadas em conjunto com Java para ler arquivos de texto em voz alta. No entanto, é importante notar que a qualidade da voz gerada pode variar dependendo da biblioteca, idioma, voz e estilo de fala escolhidos.</text:p>
      <text:p text:style-name="P1"/>
      <text:p text:style-name="P1"/>
      <text:p text:style-name="P1">import com.sun.speech.freetts.Voice;</text:p>
      <text:p text:style-name="P1">import com.sun.speech.freetts.VoiceManager;</text:p>
      <text:p text:style-name="P1"/>
      <text:p text:style-name="P1">public class FreeTTSExample {</text:p>
      <text:p text:style-name="P1"/>
      <text:p text:style-name="P1"><text:s text:c="4"/>public static void main(String[] args) {</text:p>
      <text:p text:style-name="P1"/>
      <text:p text:style-name="P1"><text:s text:c="8"/>// Criar uma instância do gerenciador de voz do FreeTTS</text:p>
      <text:p text:style-name="P1"><text:s text:c="8"/>VoiceManager voiceManager = VoiceManager.getInstance();</text:p>
      <text:p text:style-name="P1"/>
      <text:p text:style-name="P1"><text:s text:c="8"/>// Obter uma voz da lista de vozes disponíveis</text:p>
      <text:p text:style-name="P1"><text:s text:c="8"/>Voice voice = voiceManager.getVoice("kevin16");</text:p>
      <text:p text:style-name="P1"/>
      <text:p text:style-name="P1"><text:s text:c="8"/>// Definir propriedades da voz, como a velocidade de fala</text:p>
      <text:p text:style-name="P1"><text:s text:c="8"/>voice.setRate(150);</text:p>
      <text:p text:style-name="P1"/>
      <text:p text:style-name="P1"><text:s text:c="8"/>// Inicializar a voz</text:p>
      <text:p text:style-name="P1"><text:s text:c="8"/>voice.allocate();</text:p>
      <text:p text:style-name="P1"/>
      <text:p text:style-name="P1"><text:s text:c="8"/>// Texto a ser lido em voz alta</text:p>
      <text:p text:style-name="P1"><text:s text:c="8"/>String text = "Olá, Mundo! Este é um exemplo do FreeTTS em Java.";</text:p>
      <text:p text:style-name="P1"/>
      <text:p text:style-name="P1"><text:s text:c="8"/>// Dizer o texto em voz alta</text:p>
      <text:p text:style-name="P1"><text:s text:c="8"/>voice.speak(text);</text:p>
      <text:p text:style-name="P1"/>
      <text:p text:style-name="P1"><text:s text:c="8"/>// Liberar recursos da voz</text:p>
      <text:p text:style-name="P1"><text:s text:c="8"/>voice.deallocate();</text:p>
      <text:p text:style-name="P1"><text:s text:c="4"/>}</text:p>
      <text:p text:style-name="P1">}</text:p>
      <text:p text:style-name="P1"><text:soft-page-break/></text:p>
      <text:p text:style-name="P3"><text:span text:style-name="Source_20_Text"><text:span text:style-name="T1">com.sun.speech.freetts.Voice</text:span></text:span> é uma classe do pacote <text:span text:style-name="Source_20_Text"><text:span text:style-name="T1">com.sun.speech.freetts</text:span></text:span> da biblioteca FreeTTS. Essa classe representa uma voz que pode ser usada para sintetizar fala a partir de texto em Java. Ela contém métodos para configurar e controlar a voz, como definir a taxa de fala, o volume e o estilo de voz.</text:p>
      <text:p text:style-name="P2">Ao importar <text:span text:style-name="Source_20_Text"><text:span text:style-name="T1">com.sun.speech.freetts.Voice</text:span></text:span>, estamos permitindo que nosso código acesse essa classe e use suas funcionalidades. É importante notar que <text:span text:style-name="Source_20_Text"><text:span text:style-name="T1">com.sun.speech.freetts</text:span></text:span> é um pacote interno da biblioteca FreeTTS e não é uma API pública, o que significa que pode haver mudanças na API sem aviso prévio.</text:p>
      <text:p text:style-name="P2">Também é importante notar que, para usar a classe <text:span text:style-name="Source_20_Text"><text:span text:style-name="T1">com.sun.speech.freetts.Voice</text:span></text:span>, você precisa ter a biblioteca FreeTTS instalada em seu ambiente de desenvolvimento Java. Além disso, como a biblioteca FreeTTS é de código aberto, ela pode ser usada gratuitamente e distribuída sob os termos da licença BS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3:21:24.694483178</meta:creation-date>
    <meta:generator>LibreOffice/7.0.4.2$Linux_X86_64 LibreOffice_project/00$Build-2</meta:generator>
    <dc:date>2023-03-26T13:40:28.279519027</dc:date>
    <meta:editing-duration>PT19M2S</meta:editing-duration>
    <meta:editing-cycles>4</meta:editing-cycles>
    <meta:document-statistic meta:table-count="0" meta:image-count="0" meta:object-count="0" meta:page-count="2" meta:paragraph-count="27" meta:word-count="412" meta:character-count="2734" meta:non-whitespace-character-count="2229"/>
  </office:meta>
</office:document-meta>
</file>